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4.3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3.45cm" fo:min-width="8.9cm"/>
    </style:style>
    <style:style style:name="gr4" style:family="graphic" style:parent-style-name="standard">
      <style:graphic-properties draw:textarea-horizontal-align="justify" draw:textarea-vertical-align="middle" draw:auto-grow-height="false" fo:min-height="1.024cm" fo:min-width="6.29cm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4.55cm" fo:min-width="9.9cm"/>
    </style:style>
    <style:style style:name="gr6" style:family="graphic" style:parent-style-name="standard">
      <style:graphic-properties draw:textarea-horizontal-align="justify" draw:textarea-vertical-align="middle" draw:auto-grow-height="false" fo:min-height="4.05cm" fo:min-width="8.1cm"/>
    </style:style>
    <style:style style:name="gr7" style:family="graphic" style:parent-style-name="standard">
      <style:graphic-properties draw:textarea-horizontal-align="justify" draw:textarea-vertical-align="middle" draw:auto-grow-height="false" fo:min-height="4.35cm" fo:min-width="9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8cm" svg:height="2.2cm" svg:x="16.8cm" svg:y="21cm">
          <text:p text:style-name="P1">Packet Buffer is f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0.486cm" svg:x1="17.795cm" svg:y1="22.878cm" svg:x2="22.605cm" svg:y2="22.878cm" draw:start-shape="id1" draw:start-glue-point="7" draw:end-shape="id1" draw:end-glue-point="9" svg:d="M17795 22878c0 1965 4810 1965 4810 0" svg:viewBox="0 0 4811 1475">
          <text:p/>
        </draw:connector>
        <draw:custom-shape draw:style-name="gr3" draw:text-style-name="P3" draw:layer="layout" svg:width="9.4cm" svg:height="3.7cm" svg:x="15.5cm" svg:y="25.2cm">
          <text:p text:style-name="P3">IP: More data chunks arrive;</text:p>
          <text:p text:style-name="P3"><text:s/>Data chunk send rate is </text:p>
          <text:p text:style-name="P3">less than or equal to arrival rate</text:p>
          <text:p text:style-name="P3"/>
          <text:p text:style-name="P1">OP: Data chunk is dropp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23.6cm" svg:y1="22.1cm" svg:x2="25cm" svg:y2="11.3cm" draw:start-shape="id1" draw:start-glue-point="10" draw:end-shape="id2" draw:end-glue-point="10" svg:d="M23600 22100c2853 0 2153-10800 1400-10800" svg:viewBox="0 0 2066 10801">
          <text:p/>
        </draw:connector>
        <draw:custom-shape draw:style-name="gr4" draw:text-style-name="P1" xml:id="id2" draw:id="id2" draw:layer="layout" svg:width="9.6cm" svg:height="1.8cm" svg:x="15.4cm" svg:y="10.4cm">
          <text:p text:style-name="P1">Packet Buffer is non-f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-0.817cm" svg:x1="23.595cm" svg:y1="10.663cm" svg:x2="16.805cm" svg:y2="10.663cm" draw:start-shape="id2" draw:start-glue-point="11" draw:end-shape="id2" draw:end-glue-point="5" svg:d="M23595 10663c0-2371-6790-2371-6790 0" svg:viewBox="0 0 6791 1779">
          <text:p/>
        </draw:connector>
        <draw:custom-shape draw:style-name="gr5" draw:text-style-name="P3" draw:layer="layout" svg:width="10.4cm" svg:height="4.8cm" svg:x="14.9cm" svg:y="3.4cm">
          <text:p text:style-name="P3">IP: More data chunks arrive;</text:p>
          <text:p text:style-name="P3"><text:s/>Data chunk send rate is </text:p>
          <text:p text:style-name="P3">greater than or more than arrival rate</text:p>
          <text:p text:style-name="P3"/>
          <text:p text:style-name="P3">OP: Incoming data chunks are </text:p>
          <text:p text:style-name="P1">buffered in appropriate packet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draw:line-skew="-1.199cm" svg:x1="15.4cm" svg:y1="11.3cm" svg:x2="16.8cm" svg:y2="22.1cm" draw:start-shape="id2" draw:start-glue-point="6" draw:end-shape="id1" draw:end-glue-point="6" svg:d="M15400 11300c-2550 0-3250 10800 1400 10800" svg:viewBox="0 0 3407 10801">
          <text:p/>
        </draw:connector>
        <draw:custom-shape draw:style-name="gr6" draw:text-style-name="P1" draw:layer="layout" svg:width="8.6cm" svg:height="4.3cm" svg:x="4.3cm" svg:y="14.2cm">
          <text:p text:style-name="P1">IP: More data chunks arrive;</text:p>
          <text:p text:style-name="P1"><text:s/>Data chunk send rate is </text:p>
          <text:p text:style-name="P1">less than arrival rate</text:p>
          <text:p text:style-name="P1"/>
          <text:p text:style-name="P1">OP: Data chunk is droppe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6cm" svg:height="4.6cm" svg:x="26.8cm" svg:y="14cm">
          <text:p text:style-name="P1">IP: Data chunk send rate is </text:p>
          <text:p text:style-name="P1">greater than arrival rate</text:p>
          <text:p text:style-name="P1"/>
          <text:p text:style-name="P1">OP: Incoming data chunks are </text:p>
          <text:p text:style-name="P1">buffered in appropriate packe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21:17:55.475842504</meta:creation-date>
    <dc:date>2019-03-25T21:56:14.506019766</dc:date>
    <meta:editing-duration>PT17M46S</meta:editing-duration>
    <meta:editing-cycles>3</meta:editing-cycles>
    <meta:generator>LibreOffice/6.0.7.3$Linux_X86_64 LibreOffice_project/00m0$Build-3</meta:generator>
    <meta:document-statistic meta:object-count="10"/>
  </office:meta>
</office:document-meta>
</file>